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*** Disclaimer ***</text:span></text:p>
      <text:p text:style-name="P1"><text:span text:style-name="T1">Current design does not conform with the “Relaxed FDA Emergency Regulations for BiPAP and CPAP Machines.”</text:span></text:p>
      <text:p text:style-name="P1"><text:span text:style-name="T1">Use this concept at your own risk and I would encourage anyone considering using the ideas presented here to first familiar themselves with professional respiratory ventilator, CPAP, BiPAP designs and principles before using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